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1pt" fo:font-weight="bold" officeooo:paragraph-rsid="00061ab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061abd" officeooo:paragraph-rsid="00061ab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paragraph-rsid="00061abd" style:font-size-asian="11pt" style:font-size-complex="11pt"/>
    </style:style>
    <style:style style:name="P4" style:family="paragraph" style:parent-style-name="Standard">
      <style:paragraph-properties fo:line-height="100%"/>
      <style:text-properties fo:font-size="10pt" fo:font-weight="bold" officeooo:paragraph-rsid="00061ab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/>
      <style:text-properties fo:font-size="10pt" officeooo:paragraph-rsid="0006973c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0072e57" style:font-size-asian="10pt" style:font-size-complex="10pt"/>
    </style:style>
    <style:style style:name="P9" style:family="paragraph" style:parent-style-name="Standard">
      <style:text-properties fo:font-size="11pt" officeooo:paragraph-rsid="0006973c" style:font-size-asian="11pt" style:font-size-complex="11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text-properties fo:font-size="11pt" fo:font-weight="bold" officeooo:paragraph-rsid="00072e57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14" style:family="paragraph" style:parent-style-name="Standard">
      <style:text-properties fo:font-size="11pt" fo:font-weight="bold" officeooo:paragraph-rsid="0006973c" style:font-size-asian="11pt" style:font-weight-asian="bold" style:font-size-complex="11pt" style:font-weight-complex="bold"/>
    </style:style>
    <style:style style:name="P15" style:family="paragraph" style:parent-style-name="Standard">
      <style:text-properties officeooo:paragraph-rsid="0009b938"/>
    </style:style>
    <style:style style:name="T1" style:family="text">
      <style:text-properties fo:font-size="11pt" officeooo:rsid="00080f2c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80f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NAMES: MUTANGANA JOSEPH<text:line-break/>GROUP: E<text:line-break/>SUBJECT: GENERAL ENGLISH</text:p>
      <text:p text:style-name="P3"/>
      <text:p text:style-name="P4">Part 1: Fill in the blanks</text:p>
      <text:p text:style-name="P5"/>
      <text:p text:style-name="P5">Fill in the blanks with "a," "an," or "the" where necessary. If no article is needed, leave the space blank.</text:p>
      <text:p text:style-name="P5"/>
      <text:p text:style-name="P5">I saw ___ elephant at the zoo.</text:p>
      <text:p text:style-name="P5">She bought ___ apple and ___ banana from the market.</text:p>
      <text:p text:style-name="P5">He is reading ___ interesting book about history.</text:p>
      <text:p text:style-name="P5">We stayed in ___ hotel near the beach.</text:p>
      <text:p text:style-name="P5">I saw ___ moon shining brightly last night.</text:p>
      <text:p text:style-name="P5">There was ___ old man sitting on the bench.</text:p>
      <text:p text:style-name="P5">We adopted ___ dog and ___ cat from the shelter.</text:p>
      <text:p text:style-name="P5">Can you pass me ___ salt, please?</text:p>
      <text:p text:style-name="P5">They live in ___ apartment in the city.</text:p>
      <text:p text:style-name="P5">We visited ___ Eiffel Tower during our trip to France.</text:p>
      <text:p text:style-name="P5">She found ___ unique solution to the problem.</text:p>
      <text:p text:style-name="P5">I need ___ hour to finish my work.</text:p>
      <text:p text:style-name="P5">We are going to ___ cinema tonight.</text:p>
      <text:p text:style-name="P5">He is looking for ___ job in marketing.</text:p>
      <text:p text:style-name="P5">We saw ___ amazing sunset yesterday.</text:p>
      <text:p text:style-name="P5"/>
      <text:p text:style-name="P6">Part 2: Choose the correct answer</text:p>
      <text:p text:style-name="P5"/>
      <text:p text:style-name="P5">Select the correct article (a, an, the, or no article) for each sentence.</text:p>
      <text:p text:style-name="P5"/>
      <text:p text:style-name="P5">I need ___ advice on this matter.</text:p>
      <text:p text:style-name="P5">a) a</text:p>
      <text:p text:style-name="P5">b) an</text:p>
      <text:p text:style-name="P5">c) the</text:p>
      <text:p text:style-name="P5">d) (no article)</text:p>
      <text:p text:style-name="P5"/>
      <text:p text:style-name="P5">We had ___ amazing time at the concert.</text:p>
      <text:p text:style-name="P5">a) a</text:p>
      <text:p text:style-name="P5">b) an</text:p>
      <text:p text:style-name="P5">c) the</text:p>
      <text:p text:style-name="P5">d) (no article)</text:p>
      <text:p text:style-name="P5"/>
      <text:p text:style-name="P5">He is ___ honest person.</text:p>
      <text:p text:style-name="P5">a) a</text:p>
      <text:p text:style-name="P5">b) an</text:p>
      <text:p text:style-name="P5">c) the</text:p>
      <text:p text:style-name="P5">d) (no article)</text:p>
      <text:p text:style-name="P5"/>
      <text:p text:style-name="P5">They climbed ___ highest mountain in Africa.</text:p>
      <text:p text:style-name="P5">a) a</text:p>
      <text:p text:style-name="P5">b) an</text:p>
      <text:p text:style-name="P5">c) the</text:p>
      <text:p text:style-name="P5">d) (no article)</text:p>
      <text:p text:style-name="P5"/>
      <text:p text:style-name="P7">Can you give me ___ information about the event?</text:p>
      <text:p text:style-name="P8">a) a <text:s/></text:p>
      <text:p text:style-name="P8">b) an <text:s/></text:p>
      <text:p text:style-name="P9">c) the</text:p>
      <text:p text:style-name="P9"><text:soft-page-break/>d) (no article)</text:p>
      <text:p text:style-name="P10"/>
      <text:p text:style-name="P10"/>
      <text:p text:style-name="P11"><text:s/></text:p>
      <text:p text:style-name="P11">Part 3: Correct the mistakes</text:p>
      <text:p text:style-name="P10"/>
      <text:p text:style-name="P10">Each sentence below contains an incorrect use of articles. Rewrite the sentence correctly.</text:p>
      <text:p text:style-name="P10"/>
      <text:p text:style-name="P10">She adopted a elephant from the wildlife sanctuary.</text:p>
      <text:p text:style-name="P10">We went to a university in London.</text:p>
      <text:p text:style-name="P10">He is the engineer with a creative mind.</text:p>
      <text:p text:style-name="P10">I saw an beautiful rainbow after the rain.</text:p>
      <text:p text:style-name="P10">She found a old coin in the garden.</text:p>
      <text:p text:style-name="P10"/>
      <text:p text:style-name="P12">Part 4: Complete the paragraph</text:p>
      <text:p text:style-name="P10"/>
      <text:p text:style-name="P10">Fill in the blanks with "a," "an," "the," or leave it blank if no article is needed.</text:p>
      <text:p text:style-name="P10"/>
      <text:p text:style-name="P10">Yesterday, I had ___ unusual experience. I was walking in ___ park when I saw ___ little bird sitting on ___ bench. The bird had ___ injured wing. I picked it up carefully and took it to ___ veterinarian. The vet said it needed ___ few days to recover. After that, I released it back into ___ wild. It was ___ amazing moment!</text:p>
      <text:p text:style-name="P10"/>
      <text:p text:style-name="P12">Part 5: Explanation Questions</text:p>
      <text:p text:style-name="P10"/>
      <text:p text:style-name="P10">Answer the following questions in your own words.</text:p>
      <text:p text:style-name="P10"/>
      <text:p text:style-name="P10">When do we use "the" instead of "a" or "an"?</text:p>
      <text:p text:style-name="P10">Why do we say "an hour" instead of "a hour"?</text:p>
      <text:p text:style-name="P10">When can we omit articles in a sentence?</text:p>
      <text:p text:style-name="P10">Why do we say "the sun" but "a star"?</text:p>
      <text:p text:style-name="P10">Explain the difference between "a university" and "an umbrella."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0"/>
      <text:p text:style-name="P10"/>
      <text:p text:style-name="P12">Part 1: Fill in the blanks</text:p>
      <text:p text:style-name="P12"/>
      <text:p text:style-name="P10">Complete each sentence with the correct preposition (in, on, at, by, for, with, from, to, under, over, between, among).</text:p>
      <text:p text:style-name="P10"/>
      <text:p text:style-name="P10">The book is lying ___ the table.</text:p>
      <text:p text:style-name="P10">She was born ___ July.</text:p>
      <text:p text:style-name="P10">We are going ___ the cinema tonight.</text:p>
      <text:p text:style-name="P10">He sat ___ me and my brother at the dinner table.</text:p>
      <text:p text:style-name="P10">The cat is hiding ___ the bed.</text:p>
      <text:p text:style-name="P10">He walked ___ the bridge to get to the other side.</text:p>
      <text:p text:style-name="P10">I will meet you ___ 5 PM.</text:p>
      <text:p text:style-name="P10">The keys are ___ my pocket.</text:p>
      <text:p text:style-name="P10">The train arrives ___ Paris at 9 AM.</text:p>
      <text:p text:style-name="P10">She was punished ___ being late.</text:p>
      <text:p text:style-name="P10">The phone is placed ___ the laptop and the lamp.</text:p>
      <text:p text:style-name="P10">They traveled ___ plane to London.</text:p>
      <text:p text:style-name="P10">The kids are playing ___ the park.</text:p>
      <text:p text:style-name="P10">She finished the project ___ two days.</text:p>
      <text:p text:style-name="P10">He drove ___ high speed through the city.</text:p>
      <text:p text:style-name="P10"/>
      <text:p text:style-name="P12">Part 2: Multiple-choice questions</text:p>
      <text:p text:style-name="P10"/>
      <text:p text:style-name="P10">Choose the correct preposition for each sentence.</text:p>
      <text:p text:style-name="P10"/>
      <text:p text:style-name="P10">The meeting is scheduled ___ Monday morning.</text:p>
      <text:p text:style-name="P10">a) in</text:p>
      <text:p text:style-name="P10">b) on</text:p>
      <text:p text:style-name="P10">c) at</text:p>
      <text:p text:style-name="P10"/>
      <text:p text:style-name="P10">He is very good ___ mathematics.</text:p>
      <text:p text:style-name="P10">a) in</text:p>
      <text:p text:style-name="P10">b) at</text:p>
      <text:p text:style-name="P10">c) for</text:p>
      <text:p text:style-name="P10"/>
      <text:p text:style-name="P10">The plane is flying ___ the clouds.</text:p>
      <text:p text:style-name="P10">a) under</text:p>
      <text:p text:style-name="P10">b) between</text:p>
      <text:p text:style-name="P10">c) above</text:p>
      <text:p text:style-name="P10"/>
      <text:p text:style-name="P10">I borrowed a book ___ the library.</text:p>
      <text:p text:style-name="P10">a) from</text:p>
      <text:p text:style-name="P10">b) to</text:p>
      <text:p text:style-name="P10">c) by</text:p>
      <text:p text:style-name="P10"/>
      <text:p text:style-name="P10">She is interested ___ learning new languages.</text:p>
      <text:p text:style-name="P10">a) with</text:p>
      <text:p text:style-name="P10">b) in</text:p>
      <text:p text:style-name="P10">c) at</text:p>
      <text:p text:style-name="P10"><text:soft-page-break/></text:p>
      <text:p text:style-name="P10"/>
      <text:p text:style-name="P10"/>
      <text:p text:style-name="P14">Part 3: Error correction</text:p>
      <text:p text:style-name="P9"/>
      <text:p text:style-name="P9">Each sentence has an incorrect preposition. Rewrite the sentence correctly.</text:p>
      <text:p text:style-name="P10"/>
      <text:p text:style-name="P15"><text:span text:style-name="T1">1. </text:span><text:span text:style-name="T2">She arrived to the airport early.</text:span></text:p>
      <text:p text:style-name="P10"><text:span text:style-name="T3">2. </text:span>The painting is in the wall.</text:p>
      <text:p text:style-name="P10"><text:span text:style-name="T3">3. </text:span>I am waiting on the bus stop.</text:p>
      <text:p text:style-name="P10"><text:span text:style-name="T3">4. </text:span>He is married with a doctor.</text:p>
      <text:p text:style-name="P10"><text:span text:style-name="T3">5. </text:span>They discussed about the project for hours.</text:p>
      <text:p text:style-name="P10"/>
      <text:p text:style-name="P12">Part 4: Complete the paragraph</text:p>
      <text:p text:style-name="P10"/>
      <text:p text:style-name="P10">Fill in the blanks with appropriate prepositions.</text:p>
      <text:p text:style-name="P10"/>
      <text:p text:style-name="P10">Last summer, I went ___ a trip ___ my friends. We traveled ___ train ___ Paris. We stayed ___ a hotel that was located ___ the center of the city. Every morning, we had breakfast ___ a small café near our hotel. One day, we decided to visit the Eiffel Tower. We walked ___ the streets, enjoying the beautiful scenery. After reaching the tower, we took an elevator ___ the top. The view ___ the city was breathtaking!</text:p>
      <text:p text:style-name="P10"/>
      <text:p text:style-name="P12">Part 5: Preposition transformations</text:p>
      <text:p text:style-name="P10"/>
      <text:p text:style-name="P10">Rewrite the sentences using different prepositions while keeping the meaning the same.</text:p>
      <text:p text:style-name="P10"/>
      <text:p text:style-name="P10">He sat beside me. → He sat _____ me.</text:p>
      <text:p text:style-name="P10">The cat jumped onto the bed. → The cat jumped _____ the bed.</text:p>
      <text:p text:style-name="P10">We walked through the forest. → We walked _____ the forest.</text:p>
      <text:p text:style-name="P10">The shop is located opposite the bank. → The shop is located _____ the bank.</text:p>
      <text:p text:style-name="P10">The kids were hiding under the table. → The kids were hiding _____ the table.</text:p>
      <text:p text:style-name="P10"/>
      <text:p text:style-name="P12">Part 6: Explanation Questions</text:p>
      <text:p text:style-name="P10"/>
      <text:p text:style-name="P10">Answer the following questions in your own words.</text:p>
      <text:p text:style-name="P10"/>
      <text:p text:style-name="P10">What is the difference between "in" and "on" when talking about places?</text:p>
      <text:p text:style-name="P10">Why do we say "interested in" instead of "interested on"?</text:p>
      <text:p text:style-name="P10">When should we use "by" instead of "with" when talking about how something is done?</text:p>
      <text:p text:style-name="P10">Why do we say "on Monday" but "in July"?</text:p>
      <text:p text:style-name="P10">Explain the difference between "between" and "among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80f2c" style:font-size-asian="18pt" style:font-weight-asian="bold" style:font-size-complex="18pt" style:font-weight-complex="bold"/>
    </style:style>
    <style:style style:name="MP2" style:family="paragraph" style:parent-style-name="Footer">
      <style:paragraph-properties fo:text-align="center" style:justify-single-word="false"/>
      <style:text-properties fo:color="#666666" loext:opacity="100%" fo:font-weight="bold" officeooo:rsid="0009b938" officeooo:paragraph-rsid="0009b938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>
      <style:header>
        <text:p text:style-name="MP1">Exercise: Definite and Indefinite Articles</text:p>
      </style:header>
      <style:footer>
        <text:p text:style-name="MP2">lecturerjebman@gmail.com</text:p>
      </style:footer>
    </style:master-page>
    <style:master-page style:name="HTML" style:page-layout-name="Mpm2" draw:style-name="Mdp1" style:next-style-name="First_20_Page">
      <style:header>
        <text:p text:style-name="MP3">Exercise: Definite and Indefinite Articles</text:p>
      </style:header>
      <style:footer>
        <text:p text:style-name="MP2">lecturerjebman@gmail.com</text:p>
      </style:footer>
    </style:master-page>
    <style:master-page style:name="First_20_Page" style:display-name="First Page" style:page-layout-name="Mpm3" draw:style-name="Mdp1">
      <style:header>
        <text:p text:style-name="MP1">Exercise: Prepositions</text:p>
      </style:header>
      <style:footer>
        <text:p text:style-name="MP2">lecturerjebman@gmail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9:39:34.861949004</meta:creation-date>
    <dc:date>2025-02-07T22:34:33.589586671</dc:date>
    <meta:editing-duration>PT59M19S</meta:editing-duration>
    <meta:editing-cycles>4</meta:editing-cycles>
    <meta:generator>LibreOffice/24.8.4.2$Linux_X86_64 LibreOffice_project/480$Build-2</meta:generator>
    <meta:document-statistic meta:table-count="0" meta:image-count="0" meta:object-count="0" meta:page-count="4" meta:paragraph-count="132" meta:word-count="969" meta:character-count="5125" meta:non-whitespace-character-count="4282"/>
  </office:meta>
</office:document-meta>
</file>